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6mm"/>
    </style:style>
    <style:style style:name="co4" style:family="table-column">
      <style:table-column-properties fo:break-before="auto" style:column-width="77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82mm" fo:break-before="auto" style:use-optimal-row-height="false"/>
    </style:style>
    <style:style style:name="ro3" style:family="table-row">
      <style:table-row-properties style:row-height="8.5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ctionnaire de donné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4" table:number-rows-spanned="1">
            <text:p>PRODUI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produi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De 1 à 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Harry Potter - l'Intégrale des 8 Fil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x_unitaire</text:p>
          </table:table-cell>
          <table:table-cell office:value-type="string" calcext:value-type="string">
            <text:p>REEL</text:p>
          </table:table-cell>
          <table:table-cell office:value-type="float" office:value="23.99" calcext:value-type="float">
            <text:p>23,99</text:p>
          </table:table-cell>
          <table:table-cell office:value-type="string" calcext:value-type="string">
            <text:p>7 avant la virgule et 2 aprè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rry Potter, un jeune orphelin, est élevé par son onc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te_stock</text:p>
          </table:table-cell>
          <table:table-cell office:value-type="string" calcext:value-type="string">
            <text:p>REE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ajout</text:p>
          </table:table-cell>
          <table:table-cell office:value-type="string" calcext:value-type="string">
            <text:p>DATE</text:p>
          </table:table-cell>
          <table:table-cell table:style-name="ce5" office:value-type="date" office:date-value="2018-09-25" calcext:value-type="date">
            <text:p>25/09/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4" table:number-rows-spanned="1">
            <text:p>CATEGORIE PRODUI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d_categori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De 1 à 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Science Fi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Surnaturel avec des effets spéciau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4" table:number-rows-spanned="1">
            <text:p>CLIEN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d_clie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De 1 à 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<text:a xlink:href="mailto:toto@exemple.com" xlink:type="simple">toto@exemple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Ast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Joh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D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1 ou 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4" table:number-rows-spanned="1">
            <text:p>ADRESS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adress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De 1 à 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_ligne1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21 Baker Stre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_ligne2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Boulevard n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CHAINE</text:p>
          </table:table-cell>
          <table:table-cell office:value-type="float" office:value="59160" calcext:value-type="float">
            <text:p>59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Lomme, Li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CHAINE</text:p>
          </table:table-cell>
          <table:table-cell office:value-type="string" calcext:value-type="string">
            <text:p>Digicode 1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ipale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4" table:number-rows-spanned="1">
            <text:p>Command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d_comm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_ht</text:p>
          </table:table-cell>
          <table:table-cell office:value-type="string" calcext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_ttc</text:p>
          </table:table-cell>
          <table:table-cell office:value-type="string" calcext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== impayé, 1 == payé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4:20:09.944000000</meta:creation-date>
    <dc:date>2018-09-25T15:59:06.511000000</dc:date>
    <meta:editing-duration>PT47M40S</meta:editing-duration>
    <meta:editing-cycles>9</meta:editing-cycles>
    <meta:generator>LibreOffice/6.0.6.2$Windows_X86_64 LibreOffice_project/0c292870b25a325b5ed35f6b45599d2ea4458e77</meta:generator>
    <meta:document-statistic meta:table-count="1" meta:cell-count="102" meta:object-count="0"/>
  </office:meta>
</office:document-meta>
</file>